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f2a0" officeooo:paragraph-rsid="0004f2a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3. Ejercicio 5.</text:p>
      <text:p text:style-name="P1"/>
      <text:p text:style-name="P1">A. Es de tipo Booleano.</text:p>
      <text:p text:style-name="P1">B. 1 (1 es true, 0 es Fal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3:51:42.658630046</meta:creation-date>
    <dc:date>2017-09-12T14:08:19.905245814</dc:date>
    <meta:editing-duration>PT16M38S</meta:editing-duration>
    <meta:editing-cycles>1</meta:editing-cycles>
    <meta:document-statistic meta:table-count="0" meta:image-count="0" meta:object-count="0" meta:page-count="1" meta:paragraph-count="3" meta:word-count="16" meta:character-count="69" meta:non-whitespace-character-count="56"/>
    <meta:generator>LibreOffice/5.1.6.2$Linux_X86_64 LibreOffice_project/10m0$Build-2</meta:generator>
  </office:meta>
</office:document-meta>
</file>